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/>
      <style:text-properties style:font-name="Times New Roman" fo:font-size="14pt" fo:font-weight="bold" officeooo:rsid="001f5034" officeooo:paragraph-rsid="001f5034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1f5034" officeooo:paragraph-rsid="001f5034" style:font-size-asian="10.5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207c24" officeooo:paragraph-rsid="00207c24" style:font-size-asian="10.5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207c24" officeooo:paragraph-rsid="00207c24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style:text-underline-style="solid" style:text-underline-type="double" style:text-underline-width="auto" style:text-underline-color="font-color" fo:font-weight="bold" officeooo:rsid="001f5034" officeooo:paragraph-rsid="001f5034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207c24" officeooo:paragraph-rsid="00207c24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237b4b" officeooo:paragraph-rsid="00237b4b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2217e8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237b4b" officeooo:paragraph-rsid="00237b4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7e8" style:font-weight-asian="normal" style:font-weight-complex="normal"/>
    </style:style>
    <style:style style:name="T3" style:family="text">
      <style:text-properties fo:font-weight="normal" officeooo:rsid="00237b4b" style:font-weight-asian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officeooo:rsid="002217e8"/>
    </style:style>
    <style:style style:name="T7" style:family="text">
      <style:text-properties officeooo:rsid="00237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Textual de Casos de Uso</text:p>
      <text:p text:style-name="P8"/>
      <text:p text:style-name="P6">Descrição Resumida</text:p>
      <text:p text:style-name="P5">Caso de Uso: <text:span text:style-name="T1">CRUD Proprietário;</text:span></text:p>
      <text:p text:style-name="P5">Visão Geral: <text:span text:style-name="T1">O Administrador deve ser capaz de realizar todas as operações do CRUD quando relacionado com a existência do proprietário na plataforma, </text:span><text:span text:style-name="T2">após isso o proprietário estará cadastrado</text:span><text:span text:style-name="T1">. </text:span><text:span text:style-name="T2">Dados que necessitam ser informados: nome, e-mail, senha.</text:span></text:p>
      <text:p text:style-name="P5"/>
      <text:p text:style-name="P5">Caso de <text:span text:style-name="T4">U</text:span>so: <text:span text:style-name="T1">CRUD Propriedade;</text:span></text:p>
      <text:p text:style-name="P13">Visão Geral: <text:span text:style-name="T1">O Administrador deve ser capaz de realizar todas as operações de CRUD relacionado à </text:span><text:span text:style-name="T2">propriedade</text:span><text:span text:style-name="T1">, a qual deverá possuir um Proprietário antes de ser criada. </text:span><text:span text:style-name="T2">Dados que necessitam ser informados: nome, rodovia, estado, cidade, bairro (opcional).</text:span></text:p>
      <text:p text:style-name="P5"/>
      <text:p text:style-name="P4">Caso de Uso: <text:span text:style-name="T1">CRUD Projeto;</text:span></text:p>
      <text:p text:style-name="P13"><text:span text:style-name="T5">Visão Geral:</text:span><text:span text:style-name="T1"> O Administrador deve ser capaz de criar </text:span><text:span text:style-name="T2">o projeto</text:span><text:span text:style-name="T1"> a partir de dados fornecidos por ele, ler (acessar) o projeto que foi criado, se necessário atualizar o projeto e apagar o projeto caso haja a necessidade. Há de se notar a necessidade de haver um Proprietário e propriedade o qual receberão tal projeto. </text:span><text:span text:style-name="T2">Dados que necessitam ser informados: nome, descrição.</text:span></text:p>
      <text:p text:style-name="P5"/>
      <text:p text:style-name="P6">Descrição Completa e Linguagem Abstrata</text:p>
      <text:p text:style-name="P7"/>
      <text:p text:style-name="P5">Caso de Uso: <text:span text:style-name="T1">Ver projeto;</text:span></text:p>
      <text:p text:style-name="P5">Ator Principal: <text:span text:style-name="T1">Proprietário;</text:span></text:p>
      <text:p text:style-name="P5">Interessados e Interesses: </text:p>
      <text:p text:style-name="P2">Proprietário: Deseja acessar e verificar os projetos os quais estão atribuídos a si;</text:p>
      <text:p text:style-name="P5">Pré Condições: <text:span text:style-name="T1">O Usuário é um Proprietário que está cadastrado e logado no sistema, o projeto deverá ter sido criado previamente pelo Administrador;</text:span></text:p>
      <text:p text:style-name="P5">Pós Condições:<text:span text:style-name="T1"> O Proprietário terá consciência de quais projetos ele foi incluso;</text:span></text:p>
      <text:p text:style-name="P9">Cenário de Sucesso Principal:</text:p>
      <text:p text:style-name="P3">1. O proprietário acessa o seu dashboard e adentra a página de projetos;</text:p>
      <text:p text:style-name="P3">2. Ao acessar a página de projetos o Proprietário conseguirá ver os projetos ao qual foi inclus<text:span text:style-name="T6">o e ver todos os projetos associados às suas propriedades.</text:span></text:p>
      <text:p text:style-name="P5"/>
      <text:p text:style-name="P5">Caso de Uso: <text:span text:style-name="T1">Montar formulário;</text:span></text:p>
      <text:p text:style-name="P5">Ator Principal: <text:span text:style-name="T1">Administrador;</text:span></text:p>
      <text:p text:style-name="P5"><text:soft-page-break/>Interessados e Interesses: </text:p>
      <text:p text:style-name="P2">Administrador: Deseja criar o formulário que será um meio de recuperar dados da propriedade do Proprietário;</text:p>
      <text:p text:style-name="P2">Proprietário: Deseja receber o formulário de sua propriedade, para saber as informações que serão necessárias serem escritas no formulário;</text:p>
      <text:p text:style-name="P5">Pré Condições: <text:span text:style-name="T1">O Usuário é um Administrador que está logado no sistema, um Proprietário e propriedades devem ser selecionados para o qual terão o formulário atribuído;</text:span></text:p>
      <text:p text:style-name="P5">Pós Condições: <text:span text:style-name="T1">O formulário será criado e aparecerá para o Proprietário que poderá acessá-lo e futuramente respondê-lo;</text:span></text:p>
      <text:p text:style-name="P9">Cenário de Sucesso Principal: </text:p>
      <text:p text:style-name="P3">1. O Administrador loga na plataforma e acessa seu dashboard;</text:p>
      <text:p text:style-name="P3">2. Ao acessar o dashboard o administrador deve verificar a existência de um projeto;</text:p>
      <text:p text:style-name="P3">3. Havendo um projeto já criado para um Proprietário, o Administrador então começa por montar os campos que serão inclusos no formulário do projeto;</text:p>
      <text:p text:style-name="P3">4. Ao terminar de montar o formulário com as informações que ele gostaria de receber do Proprietário, o formulário é então enviado para ser respondido;</text:p>
      <text:p text:style-name="P9">Fluxo Alternativo 1:</text:p>
      <text:p text:style-name="P3">2.1 Caso não haja um projeto já criado então o Administrador deverá criar um projeto com o caso de uso CRUD Projeto então ele retorna ao fluxo principal;</text:p>
      <text:p text:style-name="P5"/>
      <text:p text:style-name="P4">Caso de Uso: <text:span text:style-name="T1">Responder formulário;</text:span></text:p>
      <text:p text:style-name="P5">Ator Principal: <text:span text:style-name="T1">Proprietário;</text:span></text:p>
      <text:p text:style-name="P5">Interessados e Interesses: </text:p>
      <text:p text:style-name="P2">Proprietário: Deseja responder o formulário que lhe foi atribuído pelo Administrador;</text:p>
      <text:p text:style-name="P2">Administrador: Receberá o resultado do formulário que foi respondido pelo Proprietário;</text:p>
      <text:p text:style-name="P5">Pré Condições: <text:span text:style-name="T1">O Usuário é um Proprietário que está cadastrado e logado no sistema, o formulário deverá ter sido criado previamente pelo Administrador;</text:span></text:p>
      <text:p text:style-name="P5">Pós Condições: <text:span text:style-name="T1">O formulário terá sido respondido e retornará seus resultados para o Administrador;</text:span></text:p>
      <text:p text:style-name="P9">Cenário de Sucesso Principal:<text:span text:style-name="T1"> </text:span></text:p>
      <text:p text:style-name="P3">1. O Proprietário acessa a plataforma através do login e encontra o local onde pode ver o seu dashboard;</text:p>
      <text:p text:style-name="P3">2. No dashboard o Proprietário acessa o local responsável por projetos e então verifica se há um formulário que lhe foi enviado pelo Administrador;</text:p>
      <text:p text:style-name="P3"><text:soft-page-break/>3. Verificando o formulário, então o Proprietário pode respondê-lo de acordo com o tempo que lhe foi dado pelo Administrador;</text:p>
      <text:p text:style-name="P9"><text:span text:style-name="T1">4. Após isso o Proprietário deverá confirmar o envio dele para o Administrador e então aguardar o feedback;</text:span></text:p>
      <text:p text:style-name="P5"/>
      <text:p text:style-name="P5">Caso de Uso: <text:span text:style-name="T1">Enviar feedback do formulário;</text:span></text:p>
      <text:p text:style-name="P5">Ator Principal: <text:span text:style-name="T1">Administrador;</text:span></text:p>
      <text:p text:style-name="P5">Interessados e Interesses: </text:p>
      <text:p text:style-name="P2">Administrador: Verificará o formulário e enviará o feedback para o Proprietário;</text:p>
      <text:p text:style-name="P2">Proprietário: Deseja acessar e verificar os feedbacks dos formulários os quais respondeu;</text:p>
      <text:p text:style-name="P5">Pré Condições: <text:span text:style-name="T1">O Usuário é um Administrador que está cadastrado e logado no sistema, o formulário deverá ter sido respondido previamente pelo Proprietário;</text:span></text:p>
      <text:p text:style-name="P5">Pós Condições:<text:span text:style-name="T1"> O Proprietário terá consciência de quais projetos ele foi incluso;</text:span></text:p>
      <text:p text:style-name="P9">Cenário de Sucesso Principal: </text:p>
      <text:p text:style-name="P3">1. Ao estar logado na plataforma e ter acessado seu dashboard o Administrador deverá verificar os projetos os quais já tiveram os formulários respondidos pelos Proprietários;</text:p>
      <text:p text:style-name="P3">2. Após localizar os formulários o Administrador avaliará o que foi respondido no formulário;</text:p>
      <text:p text:style-name="P3">3. Considerando que o formulário for escrito de acordo com que <text:s/>foi pedido, então o Administrador localizará a caixa de comentários para enviar o feedback para o Proprietário;</text:p>
      <text:p text:style-name="P9">Fluxo Alternativo 1:<text:span text:style-name="T1"> </text:span></text:p>
      <text:p text:style-name="P3">3.1 Considerando que o formulário não foi respondido de acordo com a forma como foi montada, então o Administrador deverá enviar o feedback na caixa de comentário e reenviar o formulário para o Proprietário; </text:p>
      <text:p text:style-name="P10"/>
      <text:p text:style-name="P5">Caso de Uso: <text:span text:style-name="T1">Ver feedback do formulário;</text:span></text:p>
      <text:p text:style-name="P5">Ator Principal: <text:span text:style-name="T1">Proprietário;</text:span></text:p>
      <text:p text:style-name="P5">Interessados e Interesses: </text:p>
      <text:p text:style-name="P2">Proprietário: Deseja acessar e verificar os feedbacks dos formulários os quais respondeu;</text:p>
      <text:p text:style-name="P2">Administrador: Será quem enviou o formulário e o feedback para o Proprietário;</text:p>
      <text:p text:style-name="P5">Pré Condições: <text:span text:style-name="T1">O Usuário é um </text:span><text:span text:style-name="T2">Proprietário</text:span><text:span text:style-name="T1"> que está cadastrado e logado no sistema, o formulário deverá ter sido respondido previamente pelo Proprietário;</text:span></text:p>
      <text:p text:style-name="P5">Pós Condições:<text:span text:style-name="T1"> O Proprietário terá consciência de </text:span><text:span text:style-name="T2">se seu formulário foi respondido de forma correta ou não</text:span><text:span text:style-name="T1">;</text:span></text:p>
      <text:p text:style-name="P9">Cenário de Sucesso Principal:</text:p>
      <text:p text:style-name="P3"><text:soft-page-break/>1. O Proprietário acessará a página de projetos que estão associados a si;</text:p>
      <text:p text:style-name="P3">2. Na página de projetos verificará os formulários os quais ele respondeu e verá se já recebeu feedback por eles;</text:p>
      <text:p text:style-name="P3">3. Caso haja recebido um feedback positivo, não há mais nada a ser feito</text:p>
      <text:p text:style-name="P9">Fluxo Alternativo 1: </text:p>
      <text:p text:style-name="P3">3.1 Caso o feedback recebido tenha sido negativo o Proprietário repetirá o caso de uso de responder formulário <text:span text:style-name="T6">de acordo com as reclamações do Administardor</text:span>;</text:p>
      <text:p text:style-name="P5"/>
      <text:p text:style-name="P6">Descrição Completa e Linguagem Concreta</text:p>
      <text:p text:style-name="P7"/>
      <text:p text:style-name="P5">Caso de Uso: <text:span text:style-name="T1">Calcular Resultados;</text:span></text:p>
      <text:p text:style-name="P5">Ator Principal:<text:span text:style-name="T1"> </text:span><text:span text:style-name="T3">Administrador</text:span><text:span text:style-name="T1">;</text:span></text:p>
      <text:p text:style-name="P5">Interessados e Interesses: </text:p>
      <text:p text:style-name="P2">Administrador: Deseja saber os resultados <text:span text:style-name="T7">de todos </text:span>os formulários <text:span text:style-name="T7">de um certo projeto</text:span>;</text:p>
      <text:p text:style-name="P2">Proprietário: <text:span text:style-name="T7">Também desejará saber o resultado futuro do cálculo dos projetos</text:span>;</text:p>
      <text:p text:style-name="P5">Pré Condições:<text:span text:style-name="T1"> </text:span><text:span text:style-name="T3">O</text:span><text:span text:style-name="T1"> projeto deverá ter sido criado previamente pelo Administrador;</text:span></text:p>
      <text:p text:style-name="P5">Pós Condições:<text:span text:style-name="T1"> </text:span><text:span text:style-name="T3">O projeto terá um resultado que pode ser visto tanto pelo Administrador quanto pelo proprietário</text:span><text:span text:style-name="T1">;</text:span></text:p>
      <text:p text:style-name="P15">Cenário de Sucesso Principal:</text:p>
      <text:p text:style-name="P15"><text:span text:style-name="T1">1. O Administrador dentro do seu dashboard clicará para ver os projetos;</text:span></text:p>
      <text:p text:style-name="P15"><text:span text:style-name="T1">2. O sistema exibirá o nome e a qual proprietário pertencem todos os projetos os quais foram cadastrados pelo Administrador;</text:span></text:p>
      <text:p text:style-name="P15"><text:span text:style-name="T1">3. O Administrador clicará no botão de filtrar por proprietário;</text:span></text:p>
      <text:p text:style-name="P15"><text:span text:style-name="T1">4. O Sistema lhe devolve uma caixa de seleção com todos os proprietários que ele cadastrou;</text:span></text:p>
      <text:p text:style-name="P15"><text:span text:style-name="T1">5. O Administrador seleciona qual Proprietário ele deseja ver os projetos;</text:span></text:p>
      <text:p text:style-name="P15"><text:span text:style-name="T1">6. O Sistema atualiza os projetos para filtrar apenas aqueles com o Proprietário selecionado;</text:span></text:p>
      <text:p text:style-name="P15"><text:span text:style-name="T1">7. O Administrador seleciona o projeto o qual ele deseja calcular os resultados;</text:span></text:p>
      <text:p text:style-name="P15"><text:span text:style-name="T1">8. O Sistema devolve uma tela com o nome do projeto, descrição e todas suas etapas, além de um botão de calcular resultados;</text:span></text:p>
      <text:p text:style-name="P15"><text:span text:style-name="T1">9. O Administrador clicará no botão de calcular resultados;</text:span></text:p>
      <text:p text:style-name="P15"><text:span text:style-name="T1">10. O sistema calcula o resultado de todas as etapas e grava o resultado no projeto o qual será informado imediatamente para o Administrador na tela.</text:span></text:p>
      <text:p text:style-name="P15">Fluxo Alternativo 1:</text:p>
      <text:p text:style-name="P12"><text:soft-page-break/>9.1 Caso o Administrador clique no botão de calcular resultados e o projeto não possui todas suas etapas necessárias (que são todas aquelas que foram definidas pelo Cliente);</text:p>
      <text:p text:style-name="P12">9.2 O Sistema informará um erro e encerrará o caso de uso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6:43:31.143000000</meta:creation-date>
    <dc:date>2023-11-27T11:50:32.275000000</dc:date>
    <meta:editing-duration>PT2H28M10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5" meta:paragraph-count="92" meta:word-count="1224" meta:character-count="7885" meta:non-whitespace-character-count="6740"/>
  </office:meta>
</office:document-meta>
</file>